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79" style:family="table-cell" style:parent-style-name="Default" style:data-style-name="N0">
      <style:table-cell-properties fo:background-color="#fffbcc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34"/>
    </style:style>
    <style:style style:name="ce25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50"/>
    </style:style>
    <style:style style:name="ce22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34"/>
    </style:style>
    <style:style style:name="ce22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50"/>
    </style:style>
    <style:style style:name="ce48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map style:condition="cell-content()=&quot;F&quot;" style:apply-style-name="Untitled1" style:base-cell-address="Map.A1"/>
    </style:style>
    <style:style style:name="ce486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139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35"/>
    </style:style>
    <style:style style:name="ce158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37"/>
    </style:style>
    <style:style style:name="ce165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0"/>
    </style:style>
    <style:style style:name="ce16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35"/>
    </style:style>
    <style:style style:name="ce16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36"/>
    </style:style>
    <style:style style:name="ce16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W40"/>
    </style:style>
    <style:style style:name="ce16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45"/>
    </style:style>
    <style:style style:name="ce17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6"/>
    </style:style>
    <style:style style:name="ce1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37"/>
    </style:style>
    <style:style style:name="ce17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38"/>
    </style:style>
    <style:style style:name="ce17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42"/>
    </style:style>
    <style:style style:name="ce17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39"/>
    </style:style>
    <style:style style:name="ce12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18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30"/>
    </style:style>
    <style:style style:name="ce1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30"/>
    </style:style>
    <style:style style:name="ce19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19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19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2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46"/>
    </style:style>
    <style:style style:name="ce20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46"/>
    </style:style>
    <style:style style:name="ce13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8"/>
    </style:style>
    <style:style style:name="ce2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21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G37"/>
    </style:style>
    <style:style style:name="ce2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G43"/>
    </style:style>
    <style:style style:name="ce2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35"/>
    </style:style>
    <style:style style:name="ce2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46"/>
    </style:style>
    <style:style style:name="ce2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1"/>
    </style:style>
    <style:style style:name="ce2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37"/>
    </style:style>
    <style:style style:name="ce21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38"/>
    </style:style>
    <style:style style:name="ce2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37"/>
    </style:style>
    <style:style style:name="ce22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46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40"/>
    </style:style>
    <style:style style:name="ce22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P35"/>
    </style:style>
    <style:style style:name="ce224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P37"/>
    </style:style>
    <style:style style:name="ce225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40"/>
    </style:style>
    <style:style style:name="ce227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P43"/>
    </style:style>
    <style:style style:name="ce228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N46"/>
    </style:style>
    <style:style style:name="ce229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1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9"/>
    </style:style>
    <style:style style:name="ce2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19"/>
    </style:style>
    <style:style style:name="ce235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R19"/>
    </style:style>
    <style:style style:name="ce2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3"/>
    </style:style>
    <style:style style:name="ce23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3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Z31"/>
    </style:style>
    <style:style style:name="ce24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42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45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9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5"/>
          <table:table-cell table:style-name="ce179" table:number-columns-repeated="2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5"/>
          <table:table-cell table:style-name="ce179" table:number-columns-repeated="2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6" table:number-columns-repeated="2"/>
          <table:table-cell table:style-name="ce104" table:number-columns-repeated="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D4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D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5480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7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5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33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156" office:value-type="string" calcext:value-type="string">
            <text:p>5V</text:p>
          </table:table-cell>
          <table:table-cell table:style-name="ce498" office:value-type="string" calcext:value-type="string">
            <text:p>7</text:p>
          </table:table-cell>
          <table:table-cell table:style-name="ce156" office:value-type="string" calcext:value-type="string">
            <text:p>5HV</text:p>
          </table:table-cell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1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style-name="ce156" office:value-type="float" office:value="8" calcext:value-type="float">
            <text:p>8</text:p>
          </table:table-cell>
          <table:table-cell office:value-type="string" calcext:value-type="string">
            <text:p>6</text:p>
          </table:table-cell>
          <table:table-cell table:style-name="ce156" office:value-type="string" calcext:value-type="string">
            <text:p>8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29" office:value-type="string" calcext:value-type="string">
            <text:p>5V</text:p>
          </table:table-cell>
          <table:table-cell table:number-columns-repeated="7" table:style-name="ce232" office:value-type="string" calcext:value-type="string">
            <text:p>1</text:p>
          </table:table-cell>
          <table:table-cell table:number-columns-repeated="3" table:style-name="ce236" office:value-type="string" calcext:value-type="string">
            <text:p>7HV</text:p>
          </table:table-cell>
          <table:table-cell table:number-columns-repeated="4" table:style-name="ce232" office:value-type="string" calcext:value-type="string">
            <text:p>1</text:p>
          </table:table-cell>
          <table:table-cell table:style-name="ce232" office:value-type="string" calcext:value-type="string">
            <text:p>7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43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 table:number-columns-repeated="7"/>
          <table:table-cell table:number-columns-repeated="3" office:value-type="string" calcext:value-type="string">
            <text:p>7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14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style-name="ce232" office:value-type="string" calcext:value-type="string">
            <text:p>F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V</text:p>
          </table:table-cell>
          <table:table-cell table:number-columns-repeated="2" table:style-name="ce232" office:value-type="string" calcext:value-type="string">
            <text:p>1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number-columns-repeated="2" table:style-name="ce232" office:value-type="string" calcext:value-type="string">
            <text:p>1</text:p>
          </table:table-cell>
          <table:table-cell table:style-name="ce232" office:value-type="string" calcext:value-type="string">
            <text:p>5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4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F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4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7" table:style-name="ce232" office:value-type="string" calcext:value-type="string">
            <text:p>E</text:p>
          </table:table-cell>
          <table:table-cell table:style-name="ce232" office:value-type="string" calcext:value-type="string">
            <text:p>4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42" office:value-type="string" calcext:value-type="string">
            <text:p>E</text:p>
          </table:table-cell>
          <table:table-cell table:style-name="ce232" office:value-type="string" calcext:value-type="string">
            <text:p>4HV</text:p>
          </table:table-cell>
          <table:table-cell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29" office:value-type="string" calcext:value-type="string">
            <text:p>8</text:p>
          </table:table-cell>
          <table:table-cell table:style-name="ce232" office:value-type="string" calcext:value-type="string">
            <text:p>5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1</text:p>
          </table:table-cell>
          <table:table-cell table:style-name="ce232" office:value-type="string" calcext:value-type="string">
            <text:p>5H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 </text:p>
          </table:table-cell>
          <table:table-cell table:number-columns-repeated="3" table:style-name="ce232" office:value-type="string" calcext:value-type="string">
            <text:p>18</text:p>
          </table:table-cell>
          <table:table-cell table:style-name="ce232" office:value-type="string" calcext:value-type="string">
            <text:p>4 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29" office:value-type="string" calcext:value-type="string">
            <text:p>6</text:p>
          </table:table-cell>
          <table:table-cell table:style-name="ce232" office:value-type="string" calcext:value-type="string">
            <text:p>5H</text:p>
          </table:table-cell>
          <table:table-cell table:number-columns-repeated="5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32" table:number-columns-repeated="3"/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1</text:p>
          </table:table-cell>
          <table:table-cell table:style-name="ce232" office:value-type="string" calcext:value-type="string">
            <text:p>7HV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4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29" office:value-type="string" calcext:value-type="string">
            <text:p>D</text:p>
          </table:table-cell>
          <table:table-cell table:style-name="ce232" office:value-type="string" calcext:value-type="string">
            <text:p>B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9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8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8HV</text:p>
          </table:table-cell>
          <table:table-cell table:number-columns-repeated="6" table:style-name="ce232" office:value-type="string" calcext:value-type="string">
            <text:p>E</text:p>
          </table:table-cell>
          <table:table-cell table:style-name="ce232" office:value-type="string" calcext:value-type="string">
            <text:p>B</text:p>
          </table:table-cell>
          <table:table-cell table:style-name="ce243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29" office:value-type="string" calcext:value-type="string">
            <text:p>6</text:p>
          </table:table-cell>
          <table:table-cell table:style-name="ce232" office:value-type="string" calcext:value-type="string">
            <text:p>2HV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 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5H 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V</text:p>
          </table:table-cell>
          <table:table-cell table:style-name="ce232" office:value-type="string" calcext:value-type="string">
            <text:p>5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4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2"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32"/>
          <table:table-cell table:number-columns-repeated="3" table:style-name="ce232" office:value-type="string" calcext:value-type="string">
            <text:p>E</text:p>
          </table:table-cell>
          <table:table-cell table:style-name="ce232" office:value-type="string" calcext:value-type="string">
            <text:p>3 </text:p>
          </table:table-cell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2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style-name="ce232" office:value-type="string" calcext:value-type="string">
            <text:p>F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5H 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 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A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7HV</text:p>
          </table:table-cell>
          <table:table-cell table:style-name="ce232" office:value-type="string" calcext:value-type="string">
            <text:p>5H 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F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7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3</text:p>
          </table:table-cell>
          <table:table-cell table:number-columns-repeated="8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29" office:value-type="string" calcext:value-type="string">
            <text:p>5 </text:p>
          </table:table-cell>
          <table:table-cell table:number-columns-repeated="7" table:style-name="ce232" office:value-type="string" calcext:value-type="string">
            <text:p>1</text:p>
          </table:table-cell>
          <table:table-cell table:style-name="ce232" office:value-type="string" calcext:value-type="string">
            <text:p>6</text:p>
          </table:table-cell>
          <table:table-cell table:style-name="ce232" office:value-type="string" calcext:value-type="string">
            <text:p>C</text:p>
          </table:table-cell>
          <table:table-cell table:style-name="ce232" office:value-type="string" calcext:value-type="string">
            <text:p>6</text:p>
          </table:table-cell>
          <table:table-cell table:number-columns-repeated="8" table:style-name="ce232" office:value-type="string" calcext:value-type="string">
            <text:p>1</text:p>
          </table:table-cell>
          <table:table-cell table:style-name="ce243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7"/>
          <table:table-cell table:style-name="ce84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4D50</text:p>
          </table:table-cell>
          <table:table-cell table:style-name="ce230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33" office:value-type="string" calcext:value-type="string">
            <text:p>34</text:p>
          </table:table-cell>
          <table:table-cell table:style-name="ce233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233" office:value-type="string" calcext:value-type="string">
            <text:p>30</text:p>
          </table:table-cell>
          <table:table-cell table:style-name="ce233"/>
          <table:table-cell table:style-name="ce233" office:value-type="string" calcext:value-type="string">
            <text:p>3</text:p>
          </table:table-cell>
          <table:table-cell table:style-name="ce233"/>
          <table:table-cell table:style-name="ce233" office:value-type="string" calcext:value-type="string">
            <text:p>3</text:p>
          </table:table-cell>
          <table:table-cell table:style-name="ce233" table:number-columns-repeated="8"/>
          <table:table-cell table:style-name="ce244"/>
          <table:table-cell table:style-name="ce154" office:value-type="string" calcext:value-type="string">
            <text:p>4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4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133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office:value-type="string" calcext:value-type="string">
            <text:p>3</text:p>
          </table:table-cell>
          <table:table-cell table:style-name="ce415"/>
          <table:table-cell table:style-name="ce481" office:value-type="float" office:value="3" calcext:value-type="float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0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37" office:value-type="float" office:value="3" calcext:value-type="float">
            <text:p>3</text:p>
          </table:table-cell>
          <table:table-cell table:style-name="ce241"/>
          <table:table-cell table:style-name="ce241" office:value-type="string" calcext:value-type="string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8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6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3</text:p>
          </table:table-cell>
          <table:table-cell table:style-name="ce46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28" office:value-type="float" office:value="8" calcext:value-type="float">
            <text:p>8</text:p>
          </table:table-cell>
          <table:table-cell table:style-name="ce131" office:value-type="string" calcext:value-type="string">
            <text:p>C</text:p>
          </table:table-cell>
          <table:table-cell table:style-name="ce131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38" office:value-type="float" office:value="8" calcext:value-type="float">
            <text:p>8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31" office:value-type="string" calcext:value-type="string">
            <text:p>5V</text:p>
          </table:table-cell>
          <table:table-cell table:number-columns-repeated="7" table:style-name="ce234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5</text:p>
          </table:table-cell>
          <table:table-cell table:number-columns-repeated="8" table:style-name="ce234" office:value-type="string" calcext:value-type="string">
            <text:p>1</text:p>
          </table:table-cell>
          <table:table-cell table:style-name="ce245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18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style-name="ce234" office:value-type="string" calcext:value-type="string">
            <text:p>F</text:p>
          </table:table-cell>
          <table:table-cell table:style-name="ce234" office:value-type="string" calcext:value-type="string">
            <text:p>2</text:p>
          </table:table-cell>
          <table:table-cell table:number-columns-repeated="2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number-columns-repeated="3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style-name="ce234" office:value-type="string" calcext:value-type="string">
            <text:p>F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12" table:style-name="ce234" office:value-type="string" calcext:value-type="string">
            <text:p>E</text:p>
          </table:table-cell>
          <table:table-cell table:style-name="ce234" office:value-type="string" calcext:value-type="string">
            <text:p>5 </text:p>
          </table:table-cell>
          <table:table-cell table:style-name="ce234" office:value-type="string" calcext:value-type="string">
            <text:p>5H 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 </text:p>
          </table:table-cell>
          <table:table-cell table:style-name="ce234" office:value-type="string" calcext:value-type="string">
            <text:p>5H </text:p>
          </table:table-cell>
          <table:table-cell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31" office:value-type="string" calcext:value-type="string">
            <text:p>8</text:p>
          </table:table-cell>
          <table:table-cell table:style-name="ce234" office:value-type="string" calcext:value-type="string">
            <text:p>7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4 </text:p>
          </table:table-cell>
          <table:table-cell table:number-columns-repeated="3" table:style-name="ce234" office:value-type="string" calcext:value-type="string">
            <text:p>18</text:p>
          </table:table-cell>
          <table:table-cell table:style-name="ce234" office:value-type="string" calcext:value-type="string">
            <text:p>4 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231" office:value-type="string" calcext:value-type="string">
            <text:p>6</text:p>
          </table:table-cell>
          <table:table-cell table:style-name="ce234" office:value-type="string" calcext:value-type="string">
            <text:p>5H</text:p>
          </table:table-cell>
          <table:table-cell table:number-columns-repeated="5" table:style-name="ce234" office:value-type="string" calcext:value-type="string">
            <text:p>E</text:p>
          </table:table-cell>
          <table:table-cell table:style-name="ce234" office:value-type="string" calcext:value-type="string">
            <text:p>3</text:p>
          </table:table-cell>
          <table:table-cell table:style-name="ce234" table:number-columns-repeated="3"/>
          <table:table-cell table:style-name="ce234" office:value-type="string" calcext:value-type="string">
            <text:p>3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number-columns-repeated="2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4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31" office:value-type="string" calcext:value-type="string">
            <text:p>D</text:p>
          </table:table-cell>
          <table:table-cell table:style-name="ce234" office:value-type="string" calcext:value-type="string">
            <text:p>B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 </text:p>
          </table:table-cell>
          <table:table-cell table:number-columns-repeated="3" table:style-name="ce234" office:value-type="string" calcext:value-type="string">
            <text:p>1</text:p>
          </table:table-cell>
          <table:table-cell table:style-name="ce234" office:value-type="string" calcext:value-type="string">
            <text:p>5H </text:p>
          </table:table-cell>
          <table:table-cell table:number-columns-repeated="6" table:style-name="ce234" office:value-type="string" calcext:value-type="string">
            <text:p>E</text:p>
          </table:table-cell>
          <table:table-cell table:style-name="ce234" office:value-type="string" calcext:value-type="string">
            <text:p>B</text:p>
          </table:table-cell>
          <table:table-cell table:style-name="ce245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231" office:value-type="string" calcext:value-type="string">
            <text:p>6</text:p>
          </table:table-cell>
          <table:table-cell table:style-name="ce234" office:value-type="string" calcext:value-type="string">
            <text:p>2HV</text:p>
          </table:table-cell>
          <table:table-cell table:number-columns-repeated="11"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 </text:p>
          </table:table-cell>
          <table:table-cell table:number-columns-repeated="2" table:style-name="ce234" office:value-type="string" calcext:value-type="string">
            <text:p>1</text:p>
          </table:table-cell>
          <table:table-cell table:style-name="ce24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2" table:style-name="ce234" office:value-type="string" calcext:value-type="string">
            <text:p>E</text:p>
          </table:table-cell>
          <table:table-cell table:style-name="ce234" office:value-type="string" calcext:value-type="string">
            <text:p>4</text:p>
          </table:table-cell>
          <table:table-cell table:style-name="ce234" office:value-type="string" calcext:value-type="string">
            <text:p>E</text:p>
          </table:table-cell>
          <table:table-cell table:style-name="ce235" office:value-type="string" calcext:value-type="string">
            <text:p>4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style-name="ce234"/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style-name="ce234" office:value-type="string" calcext:value-type="string">
            <text:p>F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5H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4HV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number-columns-repeated="3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F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6" table:style-name="ce234" office:value-type="string" calcext:value-type="string">
            <text:p>E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style-name="ce234" office:value-type="string" calcext:value-type="string">
            <text:p>A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08" office:value-type="string" calcext:value-type="string">
            <text:p>5HV</text:p>
          </table:table-cell>
          <table:table-cell table:style-name="ce408" office:value-type="string" calcext:value-type="string">
            <text:p>A</text:p>
          </table:table-cell>
          <table:table-cell table:style-name="ce408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31" office:value-type="string" calcext:value-type="string">
            <text:p>5 </text:p>
          </table:table-cell>
          <table:table-cell table:number-columns-repeated="6" table:style-name="ce234" office:value-type="string" calcext:value-type="string">
            <text:p>1</text:p>
          </table:table-cell>
          <table:table-cell table:style-name="ce234" office:value-type="string" calcext:value-type="string">
            <text:p>7HV</text:p>
          </table:table-cell>
          <table:table-cell table:style-name="ce234" office:value-type="string" calcext:value-type="string">
            <text:p>8HV</text:p>
          </table:table-cell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8 </text:p>
          </table:table-cell>
          <table:table-cell table:style-name="ce234" office:value-type="string" calcext:value-type="string">
            <text:p>7HV</text:p>
          </table:table-cell>
          <table:table-cell table:number-columns-repeated="7" table:style-name="ce234" office:value-type="string" calcext:value-type="string">
            <text:p>1</text:p>
          </table:table-cell>
          <table:table-cell table:style-name="ce245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130" office:value-type="string" calcext:value-type="string">
            <text:p>8</text:p>
          </table:table-cell>
          <table:table-cell table:style-name="ce130" office:value-type="string" calcext:value-type="string">
            <text:p>C</text:p>
          </table:table-cell>
          <table:table-cell table:style-name="ce130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240" office:value-type="string" calcext:value-type="string">
            <text:p>8</text:p>
          </table:table-cell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5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194" office:value-type="float" office:value="3" calcext:value-type="float">
            <text:p>3</text:p>
          </table:table-cell>
          <table:table-cell table:style-name="ce210"/>
          <table:table-cell table:style-name="ce210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3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98" office:value-type="float" office:value="8" calcext:value-type="float">
            <text:p>8</text:p>
          </table:table-cell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96" office:value-type="float" office:value="8" calcext:value-type="float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157" office:value-type="string" calcext:value-type="string">
            <text:p>5V</text:p>
          </table:table-cell>
          <table:table-cell table:number-columns-repeated="7" table:style-name="ce166" office:value-type="string" calcext:value-type="string">
            <text:p>1</text:p>
          </table:table-cell>
          <table:table-cell table:style-name="ce197" office:value-type="string" calcext:value-type="string">
            <text:p>5H</text:p>
          </table:table-cell>
          <table:table-cell table:style-name="ce197" office:value-type="string" calcext:value-type="string">
            <text:p>A</text:p>
          </table:table-cell>
          <table:table-cell table:style-name="ce197" office:value-type="string" calcext:value-type="string">
            <text:p>5</text:p>
          </table:table-cell>
          <table:table-cell table:number-columns-repeated="8" table:style-name="ce214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157" office:value-type="string" calcext:value-type="string">
            <text:p>3</text:p>
          </table:table-cell>
          <table:table-cell table:number-columns-repeated="18" table:style-name="ce167" office:value-type="string" calcext:value-type="string">
            <text:p>E</text:p>
          </table:table-cell>
          <table:table-cell table:style-name="ce222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00"/>
          <table:table-cell table:style-name="ce154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5"/>
          <table:table-cell table:style-name="ce490"/>
          <table:table-cell table:style-name="ce154"/>
          <table:table-cell table:style-name="ce158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71" office:value-type="string" calcext:value-type="string">
            <text:p>5V</text:p>
          </table:table-cell>
          <table:table-cell table:style-name="ce171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212" office:value-type="string" calcext:value-type="string">
            <text:p>1</text:p>
          </table:table-cell>
          <table:table-cell table:style-name="ce212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217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219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22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477" table:number-columns-repeated="5"/>
          <table:table-cell table:style-name="ce486"/>
          <table:table-cell table:style-name="ce154"/>
          <table:table-cell table:style-name="ce158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71" office:value-type="string" calcext:value-type="string">
            <text:p>5</text:p>
          </table:table-cell>
          <table:table-cell table:style-name="ce171" office:value-type="string" calcext:value-type="string">
            <text:p>5H </text:p>
          </table:table-cell>
          <table:table-cell table:number-columns-repeated="7" table:style-name="ce172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18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219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490"/>
          <table:table-cell table:style-name="ce154"/>
          <table:table-cell table:style-name="ce158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74" office:value-type="string" calcext:value-type="string">
            <text:p>4 </text:p>
          </table:table-cell>
          <table:table-cell table:number-columns-repeated="3" table:style-name="ce174" office:value-type="string" calcext:value-type="string">
            <text:p>18</text:p>
          </table:table-cell>
          <table:table-cell table:style-name="ce17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18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165" office:value-type="string" calcext:value-type="string">
            <text:p>6</text:p>
          </table:table-cell>
          <table:table-cell table:style-name="ce168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74" office:value-type="string" calcext:value-type="string">
            <text:p>3</text:p>
          </table:table-cell>
          <table:table-cell table:style-name="ce174" table:number-columns-repeated="3"/>
          <table:table-cell table:style-name="ce17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218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221" office:value-type="string" calcext:value-type="string">
            <text:p>2</text:p>
          </table:table-cell>
          <table:table-cell table:style-name="ce22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165" office:value-type="string" calcext:value-type="string">
            <text:p>D</text:p>
          </table:table-cell>
          <table:table-cell table:style-name="ce168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74" office:value-type="string" calcext:value-type="string">
            <text:p>5 </text:p>
          </table:table-cell>
          <table:table-cell table:number-columns-repeated="3" table:style-name="ce174" office:value-type="string" calcext:value-type="string">
            <text:p>1</text:p>
          </table:table-cell>
          <table:table-cell table:style-name="ce174" office:value-type="string" calcext:value-type="string">
            <text:p>5H </text:p>
          </table:table-cell>
          <table:table-cell table:number-columns-repeated="6" table:style-name="ce216" office:value-type="string" calcext:value-type="string">
            <text:p>E</text:p>
          </table:table-cell>
          <table:table-cell table:style-name="ce221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165" office:value-type="string" calcext:value-type="string">
            <text:p>6</text:p>
          </table:table-cell>
          <table:table-cell table:style-name="ce168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73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221" office:value-type="string" calcext:value-type="string">
            <text:p>2</text:p>
          </table:table-cell>
          <table:table-cell table:style-name="ce22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490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/>
          <table:table-cell table:style-name="ce213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54"/>
          <table:table-cell table:style-name="ce490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213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22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/>
          <table:table-cell table:style-name="ce490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69" office:value-type="string" calcext:value-type="string">
            <text:p>E</text:p>
          </table:table-cell>
          <table:table-cell table:style-name="ce169" office:value-type="string" calcext:value-type="string">
            <text:p>4</text:p>
          </table:table-cell>
          <table:table-cell table:style-name="ce169" office:value-type="string" calcext:value-type="string">
            <text:p>A</text:p>
          </table:table-cell>
          <table:table-cell table:style-name="ce169" office:value-type="string" calcext:value-type="string">
            <text:p>4</text:p>
          </table:table-cell>
          <table:table-cell table:number-columns-repeated="8" table:style-name="ce169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00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table:number-columns-repeated="3"/>
          <table:table-cell table:style-name="ce490"/>
          <table:table-cell table:style-name="ce154"/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203" office:value-type="string" calcext:value-type="string">
            <text:p>8HV</text:p>
          </table:table-cell>
          <table:table-cell table:style-name="ce203" office:value-type="string" calcext:value-type="string">
            <text:p>11</text:p>
          </table:table-cell>
          <table:table-cell table:style-name="ce203" office:value-type="string" calcext:value-type="string">
            <text:p>8</text:p>
          </table:table-cell>
          <table:table-cell table:number-columns-repeated="6" table:style-name="ce215" office:value-type="string" calcext:value-type="string">
            <text:p>1</text:p>
          </table:table-cell>
          <table:table-cell table:number-columns-repeated="2" table:style-name="ce220" office:value-type="string" calcext:value-type="string">
            <text:p>1</text:p>
          </table:table-cell>
          <table:table-cell table:style-name="ce228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63" office:value-type="string" calcext:value-type="string">
            <text:p>6C00</text:p>
          </table:table-cell>
          <table:table-cell table:style-name="ce73" office:value-type="string" calcext:value-type="string">
            <text:p>10</text:p>
          </table:table-cell>
          <table:table-cell table:style-name="ce87" office:value-type="string" calcext:value-type="string">
            <text:p>12</text:p>
          </table:table-cell>
          <table:table-cell table:style-name="ce99" table:number-columns-repeated="2"/>
          <table:table-cell table:style-name="ce87" office:value-type="string" calcext:value-type="string">
            <text:p>11</text:p>
          </table:table-cell>
          <table:table-cell table:style-name="ce87" office:value-type="string" calcext:value-type="string">
            <text:p>12</text:p>
          </table:table-cell>
          <table:table-cell table:style-name="ce99" table:number-columns-repeated="2"/>
          <table:table-cell table:style-name="ce99" office:value-type="string" calcext:value-type="string">
            <text:p>8</text:p>
          </table:table-cell>
          <table:table-cell table:style-name="ce99" office:value-type="string" calcext:value-type="string">
            <text:p>C</text:p>
          </table:table-cell>
          <table:table-cell table:style-name="ce99" office:value-type="string" calcext:value-type="string">
            <text:p>8HV</text:p>
          </table:table-cell>
          <table:table-cell table:style-name="ce99" table:number-columns-repeated="8"/>
          <table:table-cell table:style-name="ce139"/>
          <table:table-cell table:style-name="ce63"/>
          <table:table-cell table:style-name="ce73" office:value-type="string" calcext:value-type="string">
            <text:p>10</text:p>
          </table:table-cell>
          <table:table-cell table:style-name="ce87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204" office:value-type="string" calcext:value-type="string">
            <text:p>8</text:p>
          </table:table-cell>
          <table:table-cell table:style-name="ce204" office:value-type="string" calcext:value-type="string">
            <text:p>C</text:p>
          </table:table-cell>
          <table:table-cell table:style-name="ce204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number-columns-repeated="2" table:style-name="ce465" office:value-type="string" calcext:value-type="string">
            <text:p>34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56" office:value-type="float" office:value="8" calcext:value-type="float">
            <text:p>8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5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6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7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9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8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CT2 Map.A32:Map.CT32 Map.A30:Map.AD31 Map.BC31:Map.CT31 Map.BL19:Map.CT30 Map.A18:Map.AD18 Map.BC17:Map.CT18 Map.A34:Map.I34 Map.AH33:Map.CT34 Map.A51:Map.CT113 Map.A50:Map.I50 Map.M50:Map.CT50 Map.AH30:Map.AQ30 Map.A19:Map.AQ29 Map.A17:Map.AY17 Map.AH18:Map.AY18 Map.AH31:Map.AY31 Map.A33:Map.AD33 Map.M34:Map.AD34 Map.A35:Map.V42 Map.AJ42:Map.AN42 Map.A48:Map.CT49 Map.A47:Map.AD47 Map.AH47:Map.CT47 Map.A46:Map.X47 Map.AQ35:Map.CT46 Map.A45:Map.W45 Map.Y40:Map.AC41 Map.AL40:Map.AN40 Map.X39:Map.AC39 Map.AL39:Map.AO39 Map.X37:Map.Z38 Map.AO37:Map.AO38 Map.A43:Map.AF44 Map.AH43:Map.AO44 Map.AL38:Map.AM38 Map.AC37:Map.AF37 Map.AL37:Map.AM37 Map.Y42:Map.AB42 Map.AI39:Map.AJ40 Map.AJ38:Map.AJ38 Map.AI37:Map.AJ37 Map.A16:Map.CT16 Map.A3:Map.AQ15 Map.BL3:Map.CT15">
            <calcext:condition calcext:apply-style-name="Untitled1" calcext:value="=&quot;F&quot;" calcext:base-cell-address="Map.A1"/>
          </calcext:conditional-format>
          <calcext:conditional-format calcext:target-range-address="Map.A1:Map.CT2 Map.A32:Map.CT32 Map.A30:Map.AD31 Map.BC31:Map.CT31 Map.BL19:Map.CT30 Map.A18:Map.AD18 Map.BC17:Map.CT18 Map.A34:Map.I34 Map.AH33:Map.CT34 Map.A51:Map.CT113 Map.A50:Map.I50 Map.M50:Map.CT50 Map.AH30:Map.AQ30 Map.A19:Map.AQ29 Map.A17:Map.AY17 Map.AH18:Map.AY18 Map.AH31:Map.AY31 Map.A33:Map.AD33 Map.M34:Map.AD34 Map.A35:Map.V42 Map.AJ42:Map.AN42 Map.A48:Map.CT49 Map.A47:Map.AD47 Map.AH47:Map.CT47 Map.A46:Map.X47 Map.AQ35:Map.CT46 Map.A45:Map.W45 Map.Y40:Map.AC41 Map.AL40:Map.AN40 Map.X39:Map.AC39 Map.AL39:Map.AO39 Map.X37:Map.Z38 Map.AO37:Map.AO38 Map.A43:Map.AF44 Map.AH43:Map.AO44 Map.AL38:Map.AM38 Map.AC37:Map.AF37 Map.AL37:Map.AM37 Map.Y42:Map.AB42 Map.AI39:Map.AJ40 Map.AJ38:Map.AJ38 Map.AI37:Map.AJ37 Map.A16:Map.CT16 Map.A3:Map.AQ15 Map.BL3:Map.CT15">
            <calcext:condition calcext:apply-style-name="pellet" calcext:value="=&quot;E&quot;" calcext:base-cell-address="Map.A1"/>
          </calcext:conditional-format>
          <calcext:conditional-format calcext:target-range-address="Map.AE30:Map.AG31">
            <calcext:condition calcext:apply-style-name="Untitled1" calcext:value="=&quot;F&quot;" calcext:base-cell-address="Map.AE30"/>
          </calcext:conditional-format>
          <calcext:conditional-format calcext:target-range-address="Map.AE30:Map.AG31">
            <calcext:condition calcext:apply-style-name="pellet" calcext:value="=&quot;E&quot;" calcext:base-cell-address="Map.AE30"/>
          </calcext:conditional-format>
          <calcext:conditional-format calcext:target-range-address="Map.AE18:Map.AG18">
            <calcext:condition calcext:apply-style-name="Untitled1" calcext:value="=&quot;F&quot;" calcext:base-cell-address="Map.AE18"/>
          </calcext:conditional-format>
          <calcext:conditional-format calcext:target-range-address="Map.AE18:Map.AG18">
            <calcext:condition calcext:apply-style-name="pellet" calcext:value="=&quot;E&quot;" calcext:base-cell-address="Map.AE18"/>
          </calcext:conditional-format>
          <calcext:conditional-format calcext:target-range-address="Map.J34:Map.L34">
            <calcext:condition calcext:apply-style-name="Untitled1" calcext:value="=&quot;F&quot;" calcext:base-cell-address="Map.J34"/>
          </calcext:conditional-format>
          <calcext:conditional-format calcext:target-range-address="Map.J34:Map.L34">
            <calcext:condition calcext:apply-style-name="pellet" calcext:value="=&quot;E&quot;" calcext:base-cell-address="Map.J34"/>
          </calcext:conditional-format>
          <calcext:conditional-format calcext:target-range-address="Map.J50:Map.L50">
            <calcext:condition calcext:apply-style-name="Untitled1" calcext:value="=&quot;F&quot;" calcext:base-cell-address="Map.J50"/>
          </calcext:conditional-format>
          <calcext:conditional-format calcext:target-range-address="Map.J50:Map.L50">
            <calcext:condition calcext:apply-style-name="pellet" calcext:value="=&quot;E&quot;" calcext:base-cell-address="Map.J50"/>
          </calcext:conditional-format>
          <calcext:conditional-format calcext:target-range-address="Map.AR20:Map.BK30 Map.AR19:Map.AY19 Map.BC19:Map.BK19">
            <calcext:condition calcext:apply-style-name="Untitled1" calcext:value="=&quot;F&quot;" calcext:base-cell-address="Map.AR19"/>
          </calcext:conditional-format>
          <calcext:conditional-format calcext:target-range-address="Map.AR20:Map.BK30 Map.AR19:Map.AY19 Map.BC19:Map.BK19">
            <calcext:condition calcext:apply-style-name="pellet" calcext:value="=&quot;E&quot;" calcext:base-cell-address="Map.AR19"/>
          </calcext:conditional-format>
          <calcext:conditional-format calcext:target-range-address="Map.AZ17:Map.BB19">
            <calcext:condition calcext:apply-style-name="Untitled1" calcext:value="=&quot;F&quot;" calcext:base-cell-address="Map.AZ17"/>
          </calcext:conditional-format>
          <calcext:conditional-format calcext:target-range-address="Map.AZ17:Map.BB19">
            <calcext:condition calcext:apply-style-name="pellet" calcext:value="=&quot;E&quot;" calcext:base-cell-address="Map.AZ17"/>
          </calcext:conditional-format>
          <calcext:conditional-format calcext:target-range-address="Map.AZ31:Map.BB31">
            <calcext:condition calcext:apply-style-name="Untitled1" calcext:value="=&quot;F&quot;" calcext:base-cell-address="Map.AZ31"/>
          </calcext:conditional-format>
          <calcext:conditional-format calcext:target-range-address="Map.AZ31:Map.BB31">
            <calcext:condition calcext:apply-style-name="pellet" calcext:value="=&quot;E&quot;" calcext:base-cell-address="Map.AZ31"/>
          </calcext:conditional-format>
          <calcext:conditional-format calcext:target-range-address="Map.AE33:Map.AG35">
            <calcext:condition calcext:apply-style-name="Untitled1" calcext:value="=&quot;F&quot;" calcext:base-cell-address="Map.AE33"/>
          </calcext:conditional-format>
          <calcext:conditional-format calcext:target-range-address="Map.AE33:Map.AG35">
            <calcext:condition calcext:apply-style-name="pellet" calcext:value="=&quot;E&quot;" calcext:base-cell-address="Map.AE33"/>
          </calcext:conditional-format>
          <calcext:conditional-format calcext:target-range-address="Map.W40:Map.X42">
            <calcext:condition calcext:apply-style-name="Untitled1" calcext:value="=&quot;F&quot;" calcext:base-cell-address="Map.W40"/>
          </calcext:conditional-format>
          <calcext:conditional-format calcext:target-range-address="Map.W40:Map.X42">
            <calcext:condition calcext:apply-style-name="pellet" calcext:value="=&quot;E&quot;" calcext:base-cell-address="Map.W40"/>
          </calcext:conditional-format>
          <calcext:conditional-format calcext:target-range-address="Map.AO40:Map.AP42">
            <calcext:condition calcext:apply-style-name="Untitled1" calcext:value="=&quot;F&quot;" calcext:base-cell-address="Map.AO40"/>
          </calcext:conditional-format>
          <calcext:conditional-format calcext:target-range-address="Map.AO40:Map.AP42">
            <calcext:condition calcext:apply-style-name="pellet" calcext:value="=&quot;E&quot;" calcext:base-cell-address="Map.AO40"/>
          </calcext:conditional-format>
          <calcext:conditional-format calcext:target-range-address="Map.AE46:Map.AG47">
            <calcext:condition calcext:apply-style-name="Untitled1" calcext:value="=&quot;F&quot;" calcext:base-cell-address="Map.AE46"/>
          </calcext:conditional-format>
          <calcext:conditional-format calcext:target-range-address="Map.AE46:Map.AG47">
            <calcext:condition calcext:apply-style-name="pellet" calcext:value="=&quot;E&quot;" calcext:base-cell-address="Map.AE46"/>
          </calcext:conditional-format>
          <calcext:conditional-format calcext:target-range-address="Map.Y46:Map.AD46">
            <calcext:condition calcext:apply-style-name="Untitled1" calcext:value="=&quot;F&quot;" calcext:base-cell-address="Map.Y46"/>
          </calcext:conditional-format>
          <calcext:conditional-format calcext:target-range-address="Map.Y46:Map.AD46">
            <calcext:condition calcext:apply-style-name="pellet" calcext:value="=&quot;E&quot;" calcext:base-cell-address="Map.Y46"/>
          </calcext:conditional-format>
          <calcext:conditional-format calcext:target-range-address="Map.AH46:Map.AM46">
            <calcext:condition calcext:apply-style-name="Untitled1" calcext:value="=&quot;F&quot;" calcext:base-cell-address="Map.AH46"/>
          </calcext:conditional-format>
          <calcext:conditional-format calcext:target-range-address="Map.AH46:Map.AM46">
            <calcext:condition calcext:apply-style-name="pellet" calcext:value="=&quot;E&quot;" calcext:base-cell-address="Map.AH46"/>
          </calcext:conditional-format>
          <calcext:conditional-format calcext:target-range-address="Map.AN46:Map.AP46">
            <calcext:condition calcext:apply-style-name="Untitled1" calcext:value="=&quot;F&quot;" calcext:base-cell-address="Map.AN46"/>
          </calcext:conditional-format>
          <calcext:conditional-format calcext:target-range-address="Map.AN46:Map.AP46">
            <calcext:condition calcext:apply-style-name="pellet" calcext:value="=&quot;E&quot;" calcext:base-cell-address="Map.AN46"/>
          </calcext:conditional-format>
          <calcext:conditional-format calcext:target-range-address="Map.AP43:Map.AP45">
            <calcext:condition calcext:apply-style-name="Untitled1" calcext:value="=&quot;F&quot;" calcext:base-cell-address="Map.AP43"/>
          </calcext:conditional-format>
          <calcext:conditional-format calcext:target-range-address="Map.AP43:Map.AP45">
            <calcext:condition calcext:apply-style-name="pellet" calcext:value="=&quot;E&quot;" calcext:base-cell-address="Map.AP43"/>
          </calcext:conditional-format>
          <calcext:conditional-format calcext:target-range-address="Map.AP37:Map.AP39">
            <calcext:condition calcext:apply-style-name="Untitled1" calcext:value="=&quot;F&quot;" calcext:base-cell-address="Map.AP37"/>
          </calcext:conditional-format>
          <calcext:conditional-format calcext:target-range-address="Map.AP37:Map.AP39">
            <calcext:condition calcext:apply-style-name="pellet" calcext:value="=&quot;E&quot;" calcext:base-cell-address="Map.AP37"/>
          </calcext:conditional-format>
          <calcext:conditional-format calcext:target-range-address="Map.W37:Map.W39">
            <calcext:condition calcext:apply-style-name="Untitled1" calcext:value="=&quot;F&quot;" calcext:base-cell-address="Map.W37"/>
          </calcext:conditional-format>
          <calcext:conditional-format calcext:target-range-address="Map.W37:Map.W39">
            <calcext:condition calcext:apply-style-name="pellet" calcext:value="=&quot;E&quot;" calcext:base-cell-address="Map.W37"/>
          </calcext:conditional-format>
          <calcext:conditional-format calcext:target-range-address="Map.W35:Map.W36">
            <calcext:condition calcext:apply-style-name="Untitled1" calcext:value="=&quot;F&quot;" calcext:base-cell-address="Map.W35"/>
          </calcext:conditional-format>
          <calcext:conditional-format calcext:target-range-address="Map.W35:Map.W36">
            <calcext:condition calcext:apply-style-name="pellet" calcext:value="=&quot;E&quot;" calcext:base-cell-address="Map.W35"/>
          </calcext:conditional-format>
          <calcext:conditional-format calcext:target-range-address="Map.AP35:Map.AP36">
            <calcext:condition calcext:apply-style-name="Untitled1" calcext:value="=&quot;F&quot;" calcext:base-cell-address="Map.AP35"/>
          </calcext:conditional-format>
          <calcext:conditional-format calcext:target-range-address="Map.AP35:Map.AP36">
            <calcext:condition calcext:apply-style-name="pellet" calcext:value="=&quot;E&quot;" calcext:base-cell-address="Map.AP35"/>
          </calcext:conditional-format>
          <calcext:conditional-format calcext:target-range-address="Map.AH35:Map.AO35">
            <calcext:condition calcext:apply-style-name="Untitled1" calcext:value="=&quot;F&quot;" calcext:base-cell-address="Map.AH35"/>
          </calcext:conditional-format>
          <calcext:conditional-format calcext:target-range-address="Map.AH35:Map.AO35">
            <calcext:condition calcext:apply-style-name="pellet" calcext:value="=&quot;E&quot;" calcext:base-cell-address="Map.AH35"/>
          </calcext:conditional-format>
          <calcext:conditional-format calcext:target-range-address="Map.X35:Map.AD35">
            <calcext:condition calcext:apply-style-name="Untitled1" calcext:value="=&quot;F&quot;" calcext:base-cell-address="Map.X35"/>
          </calcext:conditional-format>
          <calcext:conditional-format calcext:target-range-address="Map.X35:Map.AD35">
            <calcext:condition calcext:apply-style-name="pellet" calcext:value="=&quot;E&quot;" calcext:base-cell-address="Map.X35"/>
          </calcext:conditional-format>
          <calcext:conditional-format calcext:target-range-address="Map.AD39:Map.AH41">
            <calcext:condition calcext:apply-style-name="Untitled1" calcext:value="=&quot;F&quot;" calcext:base-cell-address="Map.AD39"/>
          </calcext:conditional-format>
          <calcext:conditional-format calcext:target-range-address="Map.AD39:Map.AH41">
            <calcext:condition calcext:apply-style-name="pellet" calcext:value="=&quot;E&quot;" calcext:base-cell-address="Map.AD39"/>
          </calcext:conditional-format>
          <calcext:conditional-format calcext:target-range-address="Map.AA37:Map.AB38">
            <calcext:condition calcext:apply-style-name="Untitled1" calcext:value="=&quot;F&quot;" calcext:base-cell-address="Map.AA37"/>
          </calcext:conditional-format>
          <calcext:conditional-format calcext:target-range-address="Map.AA37:Map.AB38">
            <calcext:condition calcext:apply-style-name="pellet" calcext:value="=&quot;E&quot;" calcext:base-cell-address="Map.AA37"/>
          </calcext:conditional-format>
          <calcext:conditional-format calcext:target-range-address="Map.AG43:Map.AG44">
            <calcext:condition calcext:apply-style-name="Untitled1" calcext:value="=&quot;F&quot;" calcext:base-cell-address="Map.AG43"/>
          </calcext:conditional-format>
          <calcext:conditional-format calcext:target-range-address="Map.AG43:Map.AG44">
            <calcext:condition calcext:apply-style-name="pellet" calcext:value="=&quot;E&quot;" calcext:base-cell-address="Map.AG43"/>
          </calcext:conditional-format>
          <calcext:conditional-format calcext:target-range-address="Map.AN37:Map.AN38">
            <calcext:condition calcext:apply-style-name="Untitled1" calcext:value="=&quot;F&quot;" calcext:base-cell-address="Map.AN37"/>
          </calcext:conditional-format>
          <calcext:conditional-format calcext:target-range-address="Map.AN37:Map.AN38">
            <calcext:condition calcext:apply-style-name="pellet" calcext:value="=&quot;E&quot;" calcext:base-cell-address="Map.AN37"/>
          </calcext:conditional-format>
          <calcext:conditional-format calcext:target-range-address="Map.AG37:Map.AH37">
            <calcext:condition calcext:apply-style-name="Untitled1" calcext:value="=&quot;F&quot;" calcext:base-cell-address="Map.AG37"/>
          </calcext:conditional-format>
          <calcext:conditional-format calcext:target-range-address="Map.AG37:Map.AH37">
            <calcext:condition calcext:apply-style-name="pellet" calcext:value="=&quot;E&quot;" calcext:base-cell-address="Map.AG37"/>
          </calcext:conditional-format>
          <calcext:conditional-format calcext:target-range-address="Map.X36:Map.AO36">
            <calcext:condition calcext:apply-style-name="Untitled1" calcext:value="=&quot;F&quot;" calcext:base-cell-address="Map.X36"/>
          </calcext:conditional-format>
          <calcext:conditional-format calcext:target-range-address="Map.X36:Map.AO36">
            <calcext:condition calcext:apply-style-name="pellet" calcext:value="=&quot;E&quot;" calcext:base-cell-address="Map.X36"/>
          </calcext:conditional-format>
          <calcext:conditional-format calcext:target-range-address="Map.X45:Map.AO45">
            <calcext:condition calcext:apply-style-name="Untitled1" calcext:value="=&quot;F&quot;" calcext:base-cell-address="Map.X45"/>
          </calcext:conditional-format>
          <calcext:conditional-format calcext:target-range-address="Map.X45:Map.AO45">
            <calcext:condition calcext:apply-style-name="pellet" calcext:value="=&quot;E&quot;" calcext:base-cell-address="Map.X45"/>
          </calcext:conditional-format>
          <calcext:conditional-format calcext:target-range-address="Map.AI41:Map.AN41">
            <calcext:condition calcext:apply-style-name="Untitled1" calcext:value="=&quot;F&quot;" calcext:base-cell-address="Map.AI41"/>
          </calcext:conditional-format>
          <calcext:conditional-format calcext:target-range-address="Map.AI41:Map.AN41">
            <calcext:condition calcext:apply-style-name="pellet" calcext:value="=&quot;E&quot;" calcext:base-cell-address="Map.AI41"/>
          </calcext:conditional-format>
          <calcext:conditional-format calcext:target-range-address="Map.AC42:Map.AI42">
            <calcext:condition calcext:apply-style-name="Untitled1" calcext:value="=&quot;F&quot;" calcext:base-cell-address="Map.AC42"/>
          </calcext:conditional-format>
          <calcext:conditional-format calcext:target-range-address="Map.AC42:Map.AI42">
            <calcext:condition calcext:apply-style-name="pellet" calcext:value="=&quot;E&quot;" calcext:base-cell-address="Map.AC42"/>
          </calcext:conditional-format>
          <calcext:conditional-format calcext:target-range-address="Map.AC38:Map.AI38">
            <calcext:condition calcext:apply-style-name="Untitled1" calcext:value="=&quot;F&quot;" calcext:base-cell-address="Map.AC38"/>
          </calcext:conditional-format>
          <calcext:conditional-format calcext:target-range-address="Map.AC38:Map.AI38">
            <calcext:condition calcext:apply-style-name="pellet" calcext:value="=&quot;E&quot;" calcext:base-cell-address="Map.AC38"/>
          </calcext:conditional-format>
          <calcext:conditional-format calcext:target-range-address="Map.AK38:Map.AK40">
            <calcext:condition calcext:apply-style-name="Untitled1" calcext:value="=&quot;F&quot;" calcext:base-cell-address="Map.AK38"/>
          </calcext:conditional-format>
          <calcext:conditional-format calcext:target-range-address="Map.AK38:Map.AK40">
            <calcext:condition calcext:apply-style-name="pellet" calcext:value="=&quot;E&quot;" calcext:base-cell-address="Map.AK38"/>
          </calcext:conditional-format>
          <calcext:conditional-format calcext:target-range-address="Map.AK37:Map.AK37">
            <calcext:condition calcext:apply-style-name="Untitled1" calcext:value="=&quot;F&quot;" calcext:base-cell-address="Map.AK37"/>
          </calcext:conditional-format>
          <calcext:conditional-format calcext:target-range-address="Map.AK37:Map.AK37">
            <calcext:condition calcext:apply-style-name="pellet" calcext:value="=&quot;E&quot;" calcext:base-cell-address="Map.AK37"/>
          </calcext:conditional-format>
          <calcext:conditional-format calcext:target-range-address="Map.AR4:Map.BK15 Map.AR3:Map.AY3 Map.BC3:Map.BK3">
            <calcext:condition calcext:apply-style-name="Untitled1" calcext:value="=&quot;F&quot;" calcext:base-cell-address="Map.AR3"/>
          </calcext:conditional-format>
          <calcext:conditional-format calcext:target-range-address="Map.AR4:Map.BK15 Map.AR3:Map.AY3 Map.BC3:Map.BK3">
            <calcext:condition calcext:apply-style-name="pellet" calcext:value="=&quot;E&quot;" calcext:base-cell-address="Map.AR3"/>
          </calcext:conditional-format>
          <calcext:conditional-format calcext:target-range-address="Map.AZ3:Map.BB3">
            <calcext:condition calcext:apply-style-name="Untitled1" calcext:value="=&quot;F&quot;" calcext:base-cell-address="Map.AZ3"/>
          </calcext:conditional-format>
          <calcext:conditional-format calcext:target-range-address="Map.AZ3:Map.BB3">
            <calcext:condition calcext:apply-style-name="pellet" calcext:value="=&quot;E&quot;" calcext:base-cell-address="Map.AZ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20:01:37.08095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1T21:11:35.635057149</dc:date>
    <meta:editing-cycles>327</meta:editing-cycles>
    <meta:editing-duration>P3DT6H19M41S</meta:editing-duration>
    <meta:document-statistic meta:table-count="4" meta:cell-count="3927" meta:object-count="0"/>
  </office:meta>
</office:document-meta>
</file>